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draw:textarea-vertical-align="middle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draw:textarea-vertical-align="middle"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(6.2) Cyfryzacja i jej konsekwencje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Co to jest profil zaufany?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2"><text:span text:style-name="T1">Profil zaufany</text:span> to bezpłatne narzędzie, dzięki któremu można załatwiać sprawy urzędowe online w serwisach administracji publicznej, bez wychodzenia z domu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to może go mieć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>Profil zaufany może mieć każdy, kto posiada numer PESEL oraz pełną lub ograniczoną zdolność do czynności prawnych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 jaki sposób można założyć profil zaufany?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header>
                <text:p>Swój profil zaufany można założyć na 3 sposoby, za pomocą:</text:p>
                <text:p><text:span text:style-name="T2">- formularza, który wypełnia się na stronie profilu zaufanego (</text:span><text:span text:style-name="T3"><text:a xlink:href="https://pz.gov.pl/pz/captcha" xlink:type="simple">https://pz.gov.pl/pz/captcha</text:a></text:span><text:span text:style-name="T3">)</text:span></text:p>
                <text:p><text:span text:style-name="T3">- konta bankowego – banki i inni dostawcy (</text:span><text:span text:style-name="T3"><text:a xlink:href="https://pz.gov.pl/dt/registerByXidp" xlink:type="simple">https://pz.gov.pl/dt/registerByXidp</text:a></text:span><text:span text:style-name="T3">)</text:span></text:p>
                <text:p><text:span text:style-name="T3">- e-dowodu, czyli dowodu osobistego z tzw. warstwą elektroniczną (</text:span><text:span text:style-name="T3"><text:a xlink:href="https://login.e-dowod.gov.pl/sie-frontend/#/" xlink:type="simple">https://login.e-dowod.gov.pl/sie-frontend/#/</text:a></text:span><text:span text:style-name="T3">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Sposób 1</text:p>
          </draw:text-box>
        </draw:frame>
        <draw:frame presentation:style-name="pr7" draw:text-style-name="P3" draw:layer="layout" svg:width="26cm" svg:height="10cm" svg:x="1cm" svg:y="3cm" presentation:class="outline">
          <draw:text-box>
            <text:list text:style-name="L2">
              <text:list-header>
                <text:p text:style-name="P3"><text:span text:style-name="T4">W formularzu podajesz m.in. swoje imię, nazwisko i numer PESEL. Wypełniony formularz rejestrujesz, wybierając przycisk „Zarejestruj”, a następnie są dwie opcje potwierdzenia:</text:span></text:p>
                <text:p text:style-name="P3"><text:span text:style-name="T4">- potwierdzasz osobiście w punkcie potwierdzającym (m.in. urzędy skarbowe, urzędy wojewódzkie czy wybrane urzędy pocztowe)</text:span></text:p>
                <text:p text:style-name="P3"><text:span text:style-name="T4">- potwierdzasz online, kwalifikowanym podpisem elektronicznym, jeśli taki posiadasz (wymaga ona oprogramowania PZ Signer, więc upewnij się, że masz je zainstalowane, jeśli nie to pobierz aplikację odpowiednią dla twojego systemu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Sposób 2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header>
                <text:p>Sprawdź na potrzeby rejestracji jacy są dostawcy tożsamości, czyli podmioty, które dostały zgodę na potwierdzanie profilu zaufanego, ponieważ uwierzytelniają dane klientów podczas zakładania im konta (przede wszystkim w ramach bankowości elektronicznej). Korzystając z ich usług nie musisz potwierdzać nic osobiście, w urzędzi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Sposób 3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header>
                <text:p>Taki dowód ma wbudowany chip, w którym zapisane są twoje dane, więc aby skorzystać z tego sposobu musisz mieć podłączony do komputera specjalny czytnik, który umożliwia ich odczytanie. Będziesz także potrzebować oprogramowania e-dowodu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Jak długo można z niego korzystać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>Można z niego korzystać przez 3 lata. Po upływie tego czasu można przedłużyć jego ważność na kolejne 3 lata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28cm" svg:x="1cm" svg:y="0.5cm" presentation:class="title" presentation:user-transformed="true">
          <draw:text-box>
            <text:p text:style-name="P5"><text:span text:style-name="T5">Czy posiadanie profilu zaufanego jest obowiązkowe?</text:span></text:p>
          </draw:text-box>
        </draw:frame>
        <draw:frame presentation:style-name="pr9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Jakie korzyści daje obywatelom profil zaufany?</text:p>
          </draw:text-box>
        </draw:frame>
        <draw:frame presentation:style-name="pr9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<text:span text:style-name="T6">Znacznie uproszczone procedury weryfikacyjne w różnych usługach i systemach</text:span></text:p>
              </text:list-item>
              <text:list-item>
                <text:p text:style-name="P6"><text:span text:style-name="T6">Opierają się na systemach uwierzytelniania i ochrony danych osobowych, co zwiększa bezpieczeństwo obywateli, pomagając w uniknięciu oszustw i kradzieży tożsamości <text:s/></text:span></text:p>
              </text:list-item>
              <text:list-item>
                <text:p text:style-name="P6"><text:span text:style-name="T6">Szybszy dostęp do usług rządowych</text:span></text:p>
              </text:list-item>
              <text:list-item>
                <text:p text:style-name="P6"><text:span text:style-name="T6">W sektorze finansowym może pomóc w uzyskaniu kredytu lub pożyczki, ponieważ pozytywny profil zwiększa zaufanie instytucji finansowych</text:span></text:p>
              </text:list-item>
              <text:list-item>
                <text:p text:style-name="P6"><text:span text:style-name="T6">Dostęp do platform społecznościowych i innych usług online</text:span></text:p>
              </text:list-item>
              <text:list-item>
                <text:p text:style-name="P6"><text:span text:style-name="T6">W niektórych systemach opieki zdrowotnej obywatele mogą korzystać z profilu zaufanego do dostępu do swoich danych medycznych, wyników badań, recept, a także umawiania się na wizyty lekarskie</text:span></text:p>
              </text:list-item>
              <text:list-item>
                <text:p text:style-name="P6"><text:span text:style-name="T6">Ułatwienie bezpiecznej i poufnej komunikacji z organami publicznymi oraz dostarczaniem dokumentów i formularzy</text:span></text:p>
              </text:list-item>
              <text:list-item>
                <text:p text:style-name="P6"><text:span text:style-name="T6">Zwiększenie zaufania innych użytkowników</text:span></text:p>
              </text:list-item>
              <text:list-item>
                <text:p text:style-name="P6"><text:span text:style-name="T6">Szybszy dostęp do ważnych informacji i usłu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9T21:02:29.829000000</meta:creation-date>
    <meta:editing-duration>PT1H24M44S</meta:editing-duration>
    <meta:editing-cycles>3</meta:editing-cycles>
    <meta:generator>LibreOffice/7.5.5.2$Windows_X86_64 LibreOffice_project/ca8fe7424262805f223b9a2334bc7181abbcbf5e</meta:generator>
    <dc:title>Blue Curve</dc:title>
    <dc:date>2023-11-09T22:27:14.304000000</dc:date>
    <meta:document-statistic meta:object-count="74"/>
  </office:meta>
</office:document-meta>
</file>